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61616"/>
      <style:text-properties fo:color="#FFFFFF"/>
    </style:style>
    <style:style style:name="ce3" style:family="table-cell" style:parent-style-name="Default" style:data-style-name="N12"/>
    <style:style style:name="ce4" style:family="table-cell" style:parent-style-name="Default" style:data-style-name="N1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mponets</text:p>
          </table:table-cell>
          <table:table-cell table:style-name="ce2"/>
          <table:table-cell office:value-type="string" table:style-name="ce2">
            <text:p>unit</text:p>
          </table:table-cell>
          <table:table-cell office:value-type="string" table:style-name="ce2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df <text:s/>6mm</text:p>
          </table:table-cell>
          <table:table-cell table:number-columns-repeated="2" table:style-name="ce1"/>
          <table:table-cell office:value-type="currency" office:value="0.8" table:style-name="ce3">
            <text:p>£0.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tor-encod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9.3000000000000007" table:style-name="ce3">
            <text:p>£9.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dui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17" table:style-name="ce4">
            <text:p>£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cd scree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9.99" table:style-name="ce3">
            <text:p>£9.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9v battery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1.89" table:style-name="ce3">
            <text:p>£1.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df 4mm</text:p>
          </table:table-cell>
          <table:table-cell table:number-columns-repeated="2" table:style-name="ce1"/>
          <table:table-cell office:value-type="currency" office:value="0" table:style-name="ce4">
            <text:p>£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hesive sand paper</text:p>
          </table:table-cell>
          <table:table-cell table:number-columns-repeated="2" table:style-name="ce1"/>
          <table:table-cell office:value-type="currency" office:value="1" table:style-name="ce4">
            <text:p>£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v battery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currency" office:value="2" table:style-name="ce4">
            <text:p>£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tor driver</text:p>
          </table:table-cell>
          <table:table-cell table:number-columns-repeated="2" table:style-name="ce1"/>
          <table:table-cell office:value-type="currency" office:value="10.64" table:style-name="ce3">
            <text:p>£10.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</text:p>
          </table:table-cell>
          <table:table-cell table:number-columns-repeated="2" table:style-name="ce1"/>
          <table:table-cell office:value-type="currency" office:value="0" table:style-name="ce4">
            <text:p>£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croswitch</text:p>
          </table:table-cell>
          <table:table-cell table:number-columns-repeated="2" table:style-name="ce1"/>
          <table:table-cell office:value-type="currency" office:value="0.5" table:style-name="ce3">
            <text:p>£0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rylic ge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0.05" table:style-name="ce3">
            <text:p>£0.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mm rod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currency" office:value="0.2" table:style-name="ce3">
            <text:p>£0.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mm ro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currency" office:value="0.5" table:style-name="ce3">
            <text:p>£0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aring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currency" office:value="10.4" table:style-name="ce3">
            <text:p>£10.4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otal</text:p>
          </table:table-cell>
          <table:table-cell office:value-type="float" office:value="64.27000000000001" table:formula="of:=SUM([.D2:.D16])" table:style-name="ce1">
            <text:p>64.27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£</number:currency-symbol>
      <number:number number: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integer-digits="1" number:grouping="true"/>
      <style:map style:condition="value()&gt;=0" style:apply-style-name="N10P0"/>
    </number:currency-style>
    <number:currency-style style:name="N12P0">
      <number:currency-symbol>£</number:currency-symbol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Marlon Gwira</meta:initial-creator>
    <dc:creator>Marlon Gwira</dc:creator>
    <meta:creation-date>2017-04-04T12:00:21Z</meta:creation-date>
    <dc:date>2017-04-08T00:50:27Z</dc:date>
  </office:meta>
</office:document-meta>
</file>